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1.52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1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J1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J2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J2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J3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1">
          <table:table-cell office:value-type="string" calcext:value-type="string">
            <text:p>AJ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1">
          <table:table-cell office:value-type="string" calcext:value-type="string">
            <text:p>AJ3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1">
          <table:table-cell office:value-type="string" calcext:value-type="string">
            <text:p>AJ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5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6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J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J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 table:number-rows-repeated="1048514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00/00/0000</text:date>, <text:time style:data-style-name="N2" text:time-value="19:10:35.965567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21-02-23T21:40:00.982864316</dc:date>
    <meta:editing-duration>PT2H35M48S</meta:editing-duration>
    <meta:editing-cycles>4</meta:editing-cycles>
    <meta:document-statistic meta:table-count="1" meta:cell-count="2056" meta:object-count="0"/>
  </office:meta>
</office:document-meta>
</file>